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hruti" svg:font-family="Shrut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ruti" fo:background-color="transparent" style:font-name-complex="Shruti"/>
    </style:style>
    <style:style style:name="P2" style:family="paragraph" style:parent-style-name="Standard">
      <style:text-properties style:font-name="Shruti" fo:background-color="transparent" style:font-name-complex="Shrut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encoding="Windows-1252" ?&gt;</text:p>
      <text:p text:style-name="P1">&lt;NotepadPlus&gt;</text:p>
      <text:p text:style-name="P1"><text:s text:c="4"/>&lt;Native-Langue name="English" filename="english.xml" &gt;</text:p>
      <text:p text:style-name="P1"><text:s text:c="8"/>&lt;Menu&gt;</text:p>
      <text:p text:style-name="P1"><text:s text:c="12"/>&lt;Main&gt;</text:p>
      <text:p text:style-name="P1"><text:s text:c="16"/>&lt;!-- Main Menu Entries --&gt;</text:p>
      <text:p text:style-name="P1"><text:s text:c="16"/>&lt;Entries&gt;</text:p>
      <text:p text:style-name="P1"><text:s text:c="20"/>&lt;Item menuId="file" name="&amp;amp;ફાઈલ"/&gt;</text:p>
      <text:p text:style-name="P1"><text:s text:c="20"/>&lt;Item menuId="edit" name="&amp;amp;ફેરફાર"/&gt;</text:p>
      <text:p text:style-name="P1"><text:s text:c="20"/>&lt;Item menuId="search" name="&amp;amp;શોધો"/&gt;</text:p>
      <text:p text:style-name="P1"><text:s text:c="20"/>&lt;Item menuId="view" name="&amp;amp;દેખાવ"/&gt;</text:p>
      <text:p text:style-name="P1"><text:s text:c="20"/>&lt;Item menuId="encoding" name="અક્ષર સંગહપધ્ધ્તી"/&gt;</text:p>
      <text:p text:style-name="P1"><text:s text:c="20"/>&lt;Item menuId="language" name="&amp;amp;ભાષા"/&gt;</text:p>
      <text:p text:style-name="P1"><text:s text:c="20"/>&lt;Item menuId="settings" name=" સુયોજનો"/&gt;</text:p>
      <text:p text:style-name="P1"><text:s text:c="20"/>&lt;Item menuId="macro" name="મેકો"/&gt;</text:p>
      <text:p text:style-name="P1"><text:s text:c="20"/>&lt;Item menuId="run" name="રન"/&gt;</text:p>
      <text:p text:style-name="P1"><text:s text:c="20"/>&lt;Item idName="Plugins" name="પ્લગઇન્સ"/&gt;</text:p>
      <text:p text:style-name="P1"><text:s text:c="20"/>&lt;Item idName="Window" name="વિન્ડો"/&gt;</text:p>
      <text:p text:style-name="P1"><text:s text:c="16"/>&lt;/Entries&gt;</text:p>
      <text:p text:style-name="P1"><text:s text:c="13"/></text:p>
      <text:p text:style-name="P1"><text:s text:c="16"/>&lt;!-- Sub Menu Entries --&gt;</text:p>
      <text:p text:style-name="P1"><text:s text:c="16"/>&lt;SubEntries&gt;</text:p>
      <text:p text:style-name="P1"><text:s text:c="20"/>&lt;Item subMenuId="edit-copyToClipboard" <text:s/>name="ક્લિપબોર્ડ પર નકલ કરો"/&gt;</text:p>
      <text:p text:style-name="P1"><text:s text:c="20"/>&lt;Item subMenuId="edit-indent" name="પેટા-હાંસિયો"/&gt; &lt;!-- can be improvised, use "ઇન્ડેન્ટ"--&gt;</text:p>
      <text:p text:style-name="P1"><text:s text:c="20"/>&lt;Item subMenuId="edit-convertCaseTo" name="માટે કેસ કન્વર્ટ"/&gt;</text:p>
      <text:p text:style-name="P1"><text:s text:c="20"/>&lt;Item subMenuId="edit-lineOperations" name="લાઇન પ્રક્રિયા"/&gt; &lt;!-- can be improvised, use "લાઇન કામગીરી" / "લાઇન લગતી કામગીરી " / "લાઇન કામગીરી"--&gt;</text:p>
      <text:p text:style-name="P1"><text:s text:c="20"/>&lt;Item subMenuId="edit-comment" name="ટિપ્પણી / ટિપ્પણી ન કરો"/&gt;</text:p>
      <text:p text:style-name="P1"><text:s text:c="20"/>&lt;Item subMenuId="edit-autoCompletion" name="આપોઆપ ભરો"/&gt;</text:p>
      <text:p text:style-name="P1"><text:s text:c="20"/>&lt;Item subMenuId="edit-eolConversion" name="EOL રૂપાંતર"/&gt;</text:p>
      <text:p text:style-name="P1"><text:s text:c="20"/>&lt;Item subMenuId="edit-blankOperations" name="બ્લેન્ક પ્રક્રિયા"/&gt; &lt;!-- <text:soft-page-break/>can be improvised, use "ખાલી કામગીરી" / "બ્લેન્ક કામગીરી " / "બ્લેન્ક ઓપરેશન્સ"--&gt;</text:p>
      <text:p text:style-name="P1"><text:s text:c="20"/>&lt;Item subMenuId="edit-pasteSpecial" name="વિશેષતાઓ સાથે લગાવો"/&gt;</text:p>
      <text:p text:style-name="P1"><text:s text:c="20"/>&lt;Item subMenuId="search-markAll" name="તમામ ટીક કરો"/&gt;</text:p>
      <text:p text:style-name="P1"><text:s text:c="20"/>&lt;Item subMenuId="search-unmarkAll" name="તમામ ટીક હટાવો "/&gt; &lt;!-- can be improvised, use "તમામ ટીક દુર કરો"--&gt;</text:p>
      <text:p text:style-name="P1"><text:s text:c="20"/>&lt;Item subMenuId="search-jumpUp" name="ઉપર જાઓ"/&gt; &lt;!-- can be improvised, use "ઉપર કૂદો"--&gt;</text:p>
      <text:p text:style-name="P1"><text:s text:c="20"/>&lt;Item subMenuId="search-jumpDown" name="નીચે જાઓ"/&gt; &lt;!-- can be improvised, use "નીચે કૂદો"--&gt;</text:p>
      <text:p text:style-name="P1"><text:s text:c="20"/>&lt;Item subMenuId="search-bookmark" name="બુકમાર્ક"/&gt;</text:p>
      <text:p text:style-name="P1"><text:s text:c="20"/>&lt;Item subMenuId="view-showSymbol" <text:s/>name="ચિહ્નનો બતાવો"/&gt; &lt;!-- can be improvised, use "નિશાનીઓ બતાવો"--&gt;</text:p>
      <text:p text:style-name="P1"><text:s text:c="20"/>&lt;Item subMenuId="view-zoom" <text:s/>name="નાનું કે મોટું કરો"/&gt;</text:p>
      <text:p text:style-name="P1"><text:s text:c="20"/>&lt;Item subMenuId="view-moveCloneDocument" <text:s/>name="ખસેડો / ક્લોન વર્તમાન દસ્તાવેજ"/&gt;</text:p>
      <text:p text:style-name="P1"><text:s text:c="20"/>&lt;Item subMenuId="view-collapseLevel" name="સ્તર સંકોચો"/&gt; &lt;!-- can be improvised--&gt;</text:p>
      <text:p text:style-name="P1"><text:s text:c="20"/>&lt;Item subMenuId="view-uncollapseLevel" name="સ્તર વિસ્તારો"/&gt; &lt;!-- can be improvised--&gt;</text:p>
      <text:p text:style-name="P1"><text:s text:c="20"/>&lt;Item subMenuId="view-project" name="પ્રોજેક્ટ"/&gt;</text:p>
      <text:p text:style-name="P1"><text:s text:c="20"/>&lt;Item subMenuId="encoding-characterSets" <text:s/>name="અક્ષર સમૂહ"/&gt;</text:p>
      <text:p text:style-name="P1"><text:s text:c="20"/>&lt;Item subMenuId="encoding-arabic" <text:s/>name="અરબી"/&gt;</text:p>
      <text:p text:style-name="P1"><text:s text:c="20"/>&lt;Item subMenuId="encoding-baltic" <text:s/>name="બાલ્ટિક"/&gt;</text:p>
      <text:p text:style-name="P1"><text:s text:c="20"/>&lt;Item subMenuId="encoding-celtic" <text:s/>name="કેલ્ટિક ભાષા"/&gt; &lt;!-- can be improvised, "કેલ્ટિક"--&gt;</text:p>
      <text:p text:style-name="P1"><text:s text:c="20"/>&lt;Item subMenuId="encoding-cyrillic" <text:s/>name="કેલ્ટિક"/&gt;</text:p>
      <text:p text:style-name="P1"><text:s text:c="20"/>&lt;Item subMenuId="encoding-centralEuropean" <text:s/>name="મધ્ય યુરોપિયન"/&gt;</text:p>
      <text:p text:style-name="P1"><text:s text:c="20"/>&lt;Item subMenuId="encoding-chinese" <text:s/>name="ચિની"/&gt; &lt;!-- can be improvised, "ચાઇનીઝ"--&gt;</text:p>
      <text:p text:style-name="P1"><text:s text:c="20"/>&lt;Item subMenuId="encoding-easternEuropean" <text:s/>name="પૂર્વીય યુરોપીયન"/&gt;</text:p>
      <text:p text:style-name="P1"><text:s text:c="20"/>&lt;Item subMenuId="encoding-greek" <text:s/>name="ગ્રીક"/&gt;</text:p>
      <text:p text:style-name="P1"><text:soft-page-break/><text:s text:c="20"/>&lt;Item subMenuId="encoding-hebrew" <text:s/>name="હીબ્રુ"/&gt;</text:p>
      <text:p text:style-name="P1"><text:s text:c="20"/>&lt;Item subMenuId="encoding-japanese" <text:s/>name="જાપાનીઝ"/&gt;</text:p>
      <text:p text:style-name="P1"><text:s text:c="20"/>&lt;Item subMenuId="encoding-korean" name="કોરિયન"/&gt;</text:p>
      <text:p text:style-name="P1"><text:s text:c="20"/>&lt;Item subMenuId="encoding-northEuropean" name="ઉત્તર યુરોપિયન"/&gt;</text:p>
      <text:p text:style-name="P1"><text:s text:c="20"/>&lt;Item subMenuId="encoding-thai" name="થાઈ"/&gt;</text:p>
      <text:p text:style-name="P1"><text:s text:c="20"/>&lt;Item subMenuId="encoding-turkish" name="ટર્કિશ"/&gt;</text:p>
      <text:p text:style-name="P1"><text:s text:c="20"/>&lt;Item subMenuId="encoding-westernEuropean" name="પશ્ચિમ યુરોપીયન"/&gt;</text:p>
      <text:p text:style-name="P1"><text:s text:c="20"/>&lt;Item subMenuId="encoding-vietnamese" name="વિએતનામીઝ"/&gt;</text:p>
      <text:p text:style-name="P1"><text:s text:c="20"/>&lt;Item subMenuId="settings-import" <text:s/>name="આયાત કરો"/&gt;</text:p>
      <text:p text:style-name="P1"><text:s text:c="16"/>&lt;/SubEntries&gt;</text:p>
      <text:p text:style-name="P1"><text:s text:c="16"/></text:p>
      <text:p text:style-name="P1"><text:s text:c="16"/>&lt;!-- all menu item --&gt;</text:p>
      <text:p text:style-name="P1"><text:s text:c="16"/>&lt;Commands&gt;</text:p>
      <text:p text:style-name="P1"><text:s text:c="20"/>&lt;Item id="41001" name="&amp;amp;New"/&gt;</text:p>
      <text:p text:style-name="P1"><text:s text:c="20"/>&lt;Item id="41002" name="&amp;amp;Open"/&gt;</text:p>
      <text:p text:style-name="P1"><text:s text:c="20"/>&lt;Item id="41003" name="Close"/&gt;</text:p>
      <text:p text:style-name="P1"><text:s text:c="20"/>&lt;Item id="41004" name="C&amp;amp;lose All"/&gt;</text:p>
      <text:p text:style-name="P1"><text:s text:c="20"/>&lt;Item id="41005" name="Close All BUT Current Document"/&gt;</text:p>
      <text:p text:style-name="P1"><text:s text:c="20"/>&lt;Item id="41006" name="&amp;amp;Save"/&gt;</text:p>
      <text:p text:style-name="P1"><text:s text:c="20"/>&lt;Item id="41007" name="Sav&amp;amp;e All"/&gt;</text:p>
      <text:p text:style-name="P1"><text:s text:c="20"/>&lt;Item id="41008" name="Save &amp;amp;As..."/&gt;</text:p>
      <text:p text:style-name="P1"><text:s text:c="20"/>&lt;Item id="41010" name="Print..."/&gt;</text:p>
      <text:p text:style-name="P1"><text:s text:c="20"/>&lt;Item id="1001" <text:s/>name="Print Now"/&gt;</text:p>
      <text:p text:style-name="P1"><text:s text:c="20"/>&lt;Item id="41011" name="E&amp;amp;xit"/&gt;</text:p>
      <text:p text:style-name="P1"><text:s text:c="20"/>&lt;Item id="41012" name="Load Session..."/&gt;</text:p>
      <text:p text:style-name="P1"><text:s text:c="20"/>&lt;Item id="41013" name="Save Session..."/&gt;</text:p>
      <text:p text:style-name="P1"><text:s text:c="20"/>&lt;Item id="41014" name="Reload from Disk"/&gt;</text:p>
      <text:p text:style-name="P1"><text:s text:c="20"/>&lt;Item id="41015" name="Save a Copy As..."/&gt;</text:p>
      <text:p text:style-name="P1"><text:s text:c="20"/>&lt;Item id="41016" name="Delete from Disk"/&gt;</text:p>
      <text:p text:style-name="P1"><text:s text:c="20"/>&lt;Item id="41017" name="Rename..."/&gt;</text:p>
      <text:p text:style-name="P1"><text:s text:c="20"/></text:p>
      <text:p text:style-name="P1"><text:s text:c="20"/>&lt;Item id="42001" name="Cu&amp;amp;t"/&gt;</text:p>
      <text:p text:style-name="P1"><text:soft-page-break/><text:s text:c="20"/>&lt;Item id="42002" name="&amp;amp;Copy"/&gt;</text:p>
      <text:p text:style-name="P1"><text:s text:c="20"/>&lt;Item id="42003" name="&amp;amp;Undo"/&gt;</text:p>
      <text:p text:style-name="P1"><text:s text:c="20"/>&lt;Item id="42004" name="&amp;amp;Redo"/&gt;</text:p>
      <text:p text:style-name="P1"><text:s text:c="20"/>&lt;Item id="42005" name="&amp;amp;Paste"/&gt;</text:p>
      <text:p text:style-name="P1"><text:s text:c="20"/>&lt;Item id="42006" name="&amp;amp;Delete"/&gt;</text:p>
      <text:p text:style-name="P1"><text:s text:c="20"/>&lt;Item id="42007" name="Select A&amp;amp;ll"/&gt;</text:p>
      <text:p text:style-name="P1"><text:s text:c="20"/>&lt;Item id="42008" name="Increase Line Indent"/&gt;</text:p>
      <text:p text:style-name="P1"><text:s text:c="20"/>&lt;Item id="42009" name="Decrease Line Indent"/&gt;</text:p>
      <text:p text:style-name="P1"><text:s text:c="20"/>&lt;Item id="42010" name="Duplicate Current Line"/&gt;</text:p>
      <text:p text:style-name="P1"><text:s text:c="20"/>&lt;Item id="42012" name="Split Lines"/&gt;</text:p>
      <text:p text:style-name="P1"><text:s text:c="20"/>&lt;Item id="42013" name="Join Lines"/&gt;</text:p>
      <text:p text:style-name="P1"><text:s text:c="20"/>&lt;Item id="42014" name="Move Up Current Line"/&gt; <text:s text:c="2"/></text:p>
      <text:p text:style-name="P1"><text:s text:c="20"/>&lt;Item id="42015" name="Move Down Current Line"/&gt; <text:s text:c="2"/></text:p>
      <text:p text:style-name="P1"><text:s text:c="20"/>&lt;Item id="42016" name="UPPERCASE"/&gt;</text:p>
      <text:p text:style-name="P1"><text:s text:c="20"/>&lt;Item id="42017" name="lowercase"/&gt;</text:p>
      <text:p text:style-name="P1"><text:s text:c="20"/>&lt;Item id="42018" name="&amp;amp;Start Recording"/&gt;</text:p>
      <text:p text:style-name="P1"><text:s text:c="20"/>&lt;Item id="42019" name="&amp;amp;Stop Recording"/&gt;</text:p>
      <text:p text:style-name="P1"><text:s text:c="20"/>&lt;Item id="42021" name="&amp;amp;Playback"/&gt;</text:p>
      <text:p text:style-name="P1"><text:s text:c="20"/>&lt;Item id="42022" name="Toggle Block Comment"/&gt;</text:p>
      <text:p text:style-name="P1"><text:s text:c="20"/>&lt;Item id="42023" name="Stream Comment"/&gt;</text:p>
      <text:p text:style-name="P1"><text:s text:c="20"/>&lt;Item id="42042" name="Trim Leading Space"/&gt;</text:p>
      <text:p text:style-name="P1"><text:s text:c="20"/>&lt;Item id="42043" name="Trim Leading and Trailing Space"/&gt;</text:p>
      <text:p text:style-name="P1"><text:s text:c="20"/>&lt;Item id="42044" name="EOL to Space"/&gt;</text:p>
      <text:p text:style-name="P1"><text:s text:c="20"/>&lt;Item id="42045" name="Remove Unnecessary Blank and EOL"/&gt;</text:p>
      <text:p text:style-name="P1"><text:s text:c="20"/>&lt;Item id="42046" name="TAB to Space"/&gt;</text:p>
      <text:p text:style-name="P1"><text:s text:c="20"/>&lt;Item id="42047" name="Space to TAB"/&gt;</text:p>
      <text:p text:style-name="P1"><text:s text:c="20"/>&lt;Item id="42024" name="Trim Trailing Space"/&gt;</text:p>
      <text:p text:style-name="P1"><text:s text:c="20"/>&lt;Item id="42025" name="Save Currently Recorded Macro"/&gt;</text:p>
      <text:p text:style-name="P1"><text:s text:c="20"/>&lt;Item id="42026" name="Text Direction RTL"/&gt;</text:p>
      <text:p text:style-name="P1"><text:s text:c="20"/>&lt;Item id="42027" name="Text Direction LTR"/&gt;</text:p>
      <text:p text:style-name="P1"><text:s text:c="20"/>&lt;Item id="42028" name="Set Read-Only"/&gt;</text:p>
      <text:p text:style-name="P1"><text:s text:c="20"/>&lt;Item id="42029" name="Current File Path to Clipboard"/&gt;</text:p>
      <text:p text:style-name="P1"><text:s text:c="20"/>&lt;Item id="42030" name="Current Filename to Clipboard"/&gt;</text:p>
      <text:p text:style-name="P1"><text:soft-page-break/><text:s text:c="20"/>&lt;Item id="42031" name="Current Dir. Path to Clipboard"/&gt;</text:p>
      <text:p text:style-name="P1"><text:s text:c="20"/>&lt;Item id="42032" name="Run a Macro Multiple Times..."/&gt;</text:p>
      <text:p text:style-name="P1"><text:s text:c="20"/>&lt;Item id="42033" name="Clear Read-Only Flag"/&gt;</text:p>
      <text:p text:style-name="P1"><text:s text:c="20"/>&lt;Item id="42035" name="Block Comment"/&gt;</text:p>
      <text:p text:style-name="P1"><text:s text:c="20"/>&lt;Item id="42036" name="Block Uncomment"/&gt;</text:p>
      <text:p text:style-name="P1"><text:s text:c="20"/></text:p>
      <text:p text:style-name="P1"><text:s text:c="20"/>&lt;Item id="43001" name="&amp;amp;Find..."/&gt;</text:p>
      <text:p text:style-name="P1"><text:s text:c="20"/>&lt;Item id="43002" name="Find &amp;amp;Next"/&gt;</text:p>
      <text:p text:style-name="P1"><text:s text:c="20"/>&lt;Item id="43003" name="Replace..."/&gt;</text:p>
      <text:p text:style-name="P1"><text:s text:c="20"/>&lt;Item id="43004" name="Go to..."/&gt;</text:p>
      <text:p text:style-name="P1"><text:s text:c="20"/>&lt;Item id="43005" name="Toggle Bookmark"/&gt;</text:p>
      <text:p text:style-name="P1"><text:s text:c="20"/>&lt;Item id="43006" name="Next Bookmark"/&gt;</text:p>
      <text:p text:style-name="P1"><text:s text:c="20"/>&lt;Item id="43007" name="Previous Bookmark"/&gt;</text:p>
      <text:p text:style-name="P1"><text:s text:c="20"/>&lt;Item id="43008" name="Clear All Bookmarks"/&gt;</text:p>
      <text:p text:style-name="P1"><text:s text:c="20"/>&lt;Item id="43009" name="Go to Matching Brace"/&gt;</text:p>
      <text:p text:style-name="P1"><text:s text:c="20"/>&lt;Item id="43010" name="Find Previous"/&gt;</text:p>
      <text:p text:style-name="P1"><text:s text:c="20"/>&lt;Item id="43011" name="&amp;amp;Incremental Search"/&gt;</text:p>
      <text:p text:style-name="P1"><text:s text:c="20"/>&lt;Item id="43013" name="Find in Files"/&gt;</text:p>
      <text:p text:style-name="P1"><text:s text:c="20"/>&lt;Item id="43014" name="Find (Volatile) Next"/&gt;</text:p>
      <text:p text:style-name="P1"><text:s text:c="20"/>&lt;Item id="43015" name="Find (Volatile) Previous"/&gt;</text:p>
      <text:p text:style-name="P1"><text:s text:c="20"/>&lt;Item id="43016" name="Mark All"/&gt;</text:p>
      <text:p text:style-name="P1"><text:s text:c="20"/>&lt;Item id="43017" name="Unmark All"/&gt;</text:p>
      <text:p text:style-name="P1"><text:s text:c="20"/>&lt;Item id="43018" name="Cut Bookmarked Lines"/&gt;</text:p>
      <text:p text:style-name="P1"><text:s text:c="20"/>&lt;Item id="43019" name="Copy Bookmarked Lines"/&gt;</text:p>
      <text:p text:style-name="P1"><text:s text:c="20"/>&lt;Item id="43020" name="Paste to (Replace) Bookmarked Lines"/&gt;</text:p>
      <text:p text:style-name="P1"><text:s text:c="20"/>&lt;Item id="43021" name="Delete Bookmarked Lines"/&gt;</text:p>
      <text:p text:style-name="P1"><text:s text:c="20"/>&lt;Item id="43022" name="Using 1st Style"/&gt;</text:p>
      <text:p text:style-name="P1"><text:s text:c="20"/>&lt;Item id="43023" name="Clear 1st Style"/&gt;</text:p>
      <text:p text:style-name="P1"><text:s text:c="20"/>&lt;Item id="43024" name="Using 2nd Style"/&gt;</text:p>
      <text:p text:style-name="P1"><text:s text:c="20"/>&lt;Item id="43025" name="Clear 2nd Style"/&gt;</text:p>
      <text:p text:style-name="P1"><text:s text:c="20"/>&lt;Item id="43026" name="Using 3rd Style"/&gt;</text:p>
      <text:p text:style-name="P1"><text:s text:c="20"/>&lt;Item id="43027" name="Clear 3rd Style"/&gt;</text:p>
      <text:p text:style-name="P1"><text:s text:c="20"/>&lt;Item id="43028" name="Using 4th Style"/&gt;</text:p>
      <text:p text:style-name="P1"><text:soft-page-break/><text:s text:c="20"/>&lt;Item id="43029" name="Clear 4th Style"/&gt;</text:p>
      <text:p text:style-name="P1"><text:s text:c="20"/>&lt;Item id="43030" name="Using 5th Style"/&gt;</text:p>
      <text:p text:style-name="P1"><text:s text:c="20"/>&lt;Item id="43031" name="Clear 5th Style"/&gt;</text:p>
      <text:p text:style-name="P1"><text:s text:c="20"/>&lt;Item id="43032" name="Clear All Styles"/&gt;</text:p>
      <text:p text:style-name="P1"><text:s text:c="20"/>&lt;Item id="43033" name="1st style"/&gt;</text:p>
      <text:p text:style-name="P1"><text:s text:c="20"/>&lt;Item id="43034" name="2nd style"/&gt;</text:p>
      <text:p text:style-name="P1"><text:s text:c="20"/>&lt;Item id="43035" name="3rd style"/&gt;</text:p>
      <text:p text:style-name="P1"><text:s text:c="20"/>&lt;Item id="43036" name="4th style"/&gt;</text:p>
      <text:p text:style-name="P1"><text:s text:c="20"/>&lt;Item id="43037" name="5th style"/&gt;</text:p>
      <text:p text:style-name="P1"><text:s text:c="20"/>&lt;Item id="43038" name="Find style"/&gt;</text:p>
      <text:p text:style-name="P1"><text:s text:c="20"/>&lt;Item id="43039" name="1st style"/&gt;</text:p>
      <text:p text:style-name="P1"><text:s text:c="20"/>&lt;Item id="43040" name="2nd style"/&gt;</text:p>
      <text:p text:style-name="P1"><text:s text:c="20"/>&lt;Item id="43041" name="3rd style"/&gt;</text:p>
      <text:p text:style-name="P1"><text:s text:c="20"/>&lt;Item id="43042" name="4th style"/&gt;</text:p>
      <text:p text:style-name="P1"><text:s text:c="20"/>&lt;Item id="43043" name="5th style"/&gt;</text:p>
      <text:p text:style-name="P1"><text:s text:c="20"/>&lt;Item id="43044" name="Find style"/&gt;</text:p>
      <text:p text:style-name="P1"><text:s text:c="20"/>&lt;Item id="43045" name="Search Results Window"/&gt;</text:p>
      <text:p text:style-name="P1"><text:s text:c="20"/>&lt;Item id="43046" name="Next Search Result"/&gt;</text:p>
      <text:p text:style-name="P1"><text:s text:c="20"/>&lt;Item id="43047" name="Previous Search Result"/&gt;</text:p>
      <text:p text:style-name="P1"><text:s text:c="20"/>&lt;Item id="43048" name="Select and Find Next"/&gt;</text:p>
      <text:p text:style-name="P1"><text:s text:c="20"/>&lt;Item id="43049" name="Select and Find Previous"/&gt;</text:p>
      <text:p text:style-name="P1"><text:s text:c="20"/>&lt;Item id="43050" name="Inverse Bookmark"/&gt;</text:p>
      <text:p text:style-name="P1"><text:s text:c="20"/>&lt;Item id="44009" name="Post-It"/&gt;</text:p>
      <text:p text:style-name="P1"><text:s text:c="20"/>&lt;Item id="44010" name="Fold All"/&gt;</text:p>
      <text:p text:style-name="P1"><text:s text:c="20"/>&lt;Item id="44011" name="User-Defined Dialogue..."/&gt;</text:p>
      <text:p text:style-name="P1"><text:s text:c="20"/>&lt;Item id="44019" name="Show All Characters"/&gt;</text:p>
      <text:p text:style-name="P1"><text:s text:c="20"/>&lt;Item id="44020" name="Show Indent Guide"/&gt;</text:p>
      <text:p text:style-name="P1"><text:s text:c="20"/>&lt;Item id="44022" name="Wrap"/&gt;</text:p>
      <text:p text:style-name="P1"><text:s text:c="20"/>&lt;Item id="44023" name="Zoom &amp;amp;In Ctrl+Mouse Wheel Up"/&gt;</text:p>
      <text:p text:style-name="P1"><text:s text:c="20"/>&lt;Item id="44024" name="Zoom &amp;amp;Out <text:s text:c="3"/>Ctrl+Mouse Wheel Down"/&gt;</text:p>
      <text:p text:style-name="P1"><text:s text:c="20"/>&lt;Item id="44025" name="Show White Space and TAB"/&gt;</text:p>
      <text:p text:style-name="P1"><text:s text:c="20"/>&lt;Item id="44026" name="Show End of Line"/&gt;</text:p>
      <text:p text:style-name="P1"><text:soft-page-break/><text:s text:c="20"/>&lt;Item id="44029" name="Unfold All"/&gt;</text:p>
      <text:p text:style-name="P1"><text:s text:c="20"/>&lt;Item id="44030" name="Collapse Current Level"/&gt;</text:p>
      <text:p text:style-name="P1"><text:s text:c="20"/>&lt;Item id="44031" name="Uncollapse Current Level"/&gt;</text:p>
      <text:p text:style-name="P1"><text:s text:c="20"/>&lt;Item id="44032" name="Toggle Full Screen Mode"/&gt;</text:p>
      <text:p text:style-name="P1"><text:s text:c="20"/>&lt;Item id="44033" name="Restore Default Zoom"/&gt;</text:p>
      <text:p text:style-name="P1"><text:s text:c="20"/>&lt;Item id="44034" name="Always on Top"/&gt;</text:p>
      <text:p text:style-name="P1"><text:s text:c="20"/>&lt;Item id="44049" name="Summary..."/&gt;</text:p>
      <text:p text:style-name="P1"><text:s text:c="20"/>&lt;Item id="44035" name="Synchronise Vertical Scrolling"/&gt;</text:p>
      <text:p text:style-name="P1"><text:s text:c="20"/>&lt;Item id="44036" name="Synchronise Horizontal Scrolling"/&gt;</text:p>
      <text:p text:style-name="P1"><text:s text:c="20"/>&lt;Item id="44041" name="Show Wrap Symbol"/&gt;</text:p>
      <text:p text:style-name="P1"><text:s text:c="20"/>&lt;Item id="44072" name="Focus on Another View"/&gt;</text:p>
      <text:p text:style-name="P1"><text:s text:c="20"/>&lt;Item id="44081" name="Project Panel 1"/&gt;</text:p>
      <text:p text:style-name="P1"><text:s text:c="20"/>&lt;Item id="44082" name="Project Panel 2"/&gt;</text:p>
      <text:p text:style-name="P1"><text:s text:c="20"/>&lt;Item id="44083" name="Project Panel 3"/&gt;</text:p>
      <text:p text:style-name="P1"><text:s text:c="20"/>&lt;Item id="45001" name="Convert to Windows Format"/&gt;</text:p>
      <text:p text:style-name="P1"><text:s text:c="20"/>&lt;Item id="45002" name="Convert to UNIX Format"/&gt;</text:p>
      <text:p text:style-name="P1"><text:s text:c="20"/>&lt;Item id="45003" name="Convert to MAC Format"/&gt;</text:p>
      <text:p text:style-name="P1"><text:s text:c="20"/>&lt;Item id="45004" name="Encode in ANSI"/&gt;</text:p>
      <text:p text:style-name="P1"><text:s text:c="20"/>&lt;Item id="45005" name="Encode in UTF-8"/&gt;</text:p>
      <text:p text:style-name="P1"><text:s text:c="20"/>&lt;Item id="45006" name="Encode in UCS-2 Big Endian"/&gt;</text:p>
      <text:p text:style-name="P1"><text:s text:c="20"/>&lt;Item id="45007" name="Encode in UCS-2 Little Endian"/&gt;</text:p>
      <text:p text:style-name="P1"><text:s text:c="20"/>&lt;Item id="45008" name="Encode in UTF-8 without BOM"/&gt;</text:p>
      <text:p text:style-name="P1"><text:s text:c="20"/>&lt;Item id="45009" name="Convert to ANSI"/&gt;</text:p>
      <text:p text:style-name="P1"><text:s text:c="20"/>&lt;Item id="45010" name="Convert to UTF-8 without BOM"/&gt;</text:p>
      <text:p text:style-name="P1"><text:s text:c="20"/>&lt;Item id="45011" name="Convert to UTF-8"/&gt;</text:p>
      <text:p text:style-name="P1"><text:s text:c="20"/>&lt;Item id="45012" name="Convert to UCS-2 Big Endian"/&gt;</text:p>
      <text:p text:style-name="P1"><text:s text:c="20"/>&lt;Item id="45013" name="Convert to UCS-2 Little Endian"/&gt;</text:p>
      <text:p text:style-name="P1"/>
      <text:p text:style-name="P1"><text:s text:c="20"/>&lt;Item id="10001" name="Move to Other View"/&gt;</text:p>
      <text:p text:style-name="P1"><text:s text:c="20"/>&lt;Item id="10002" name="Clone to Other View"/&gt;</text:p>
      <text:p text:style-name="P1"><text:s text:c="20"/>&lt;Item id="10003" name="Move to New Instance"/&gt;</text:p>
      <text:p text:style-name="P1"><text:s text:c="20"/>&lt;Item id="10004" name="Open in New Instance"/&gt;</text:p>
      <text:p text:style-name="P1"/>
      <text:p text:style-name="P1"><text:soft-page-break/><text:s text:c="20"/>&lt;Item id="46001" name="Style Configurator..."/&gt;</text:p>
      <text:p text:style-name="P1"><text:s text:c="20"/>&lt;Item id="46080" name="User-Defined"/&gt;</text:p>
      <text:p text:style-name="P1"><text:s text:c="20"/>&lt;Item id="47000" name="About Notepad++..."/&gt;</text:p>
      <text:p text:style-name="P1"><text:s text:c="20"/>&lt;Item id="47001" name="Notepad++ Home"/&gt;</text:p>
      <text:p text:style-name="P1"><text:s text:c="20"/>&lt;Item id="47002" name="Notepad++ Project Page"/&gt;</text:p>
      <text:p text:style-name="P1"><text:s text:c="20"/>&lt;Item id="47003" name="Online Documentation"/&gt;</text:p>
      <text:p text:style-name="P1"><text:s text:c="20"/>&lt;Item id="47004" name="Forum"/&gt;</text:p>
      <text:p text:style-name="P1"><text:s text:c="20"/>&lt;Item id="47005" name="Get More Plugins"/&gt;</text:p>
      <text:p text:style-name="P1"><text:s text:c="20"/>&lt;Item id="47006" name="Update Notepad++"/&gt;</text:p>
      <text:p text:style-name="P1"><text:s text:c="20"/>&lt;Item id="47008" name="Help Contents"/&gt;</text:p>
      <text:p text:style-name="P1"><text:s text:c="20"/>&lt;Item id="48005" name="Import Plugin(s) ..."/&gt;</text:p>
      <text:p text:style-name="P1"><text:s text:c="20"/>&lt;Item id="48006" name="Import Theme(s) ..."/&gt;</text:p>
      <text:p text:style-name="P1"><text:s text:c="20"/>&lt;Item id="48009" name="Shortcut Mapper..."/&gt;</text:p>
      <text:p text:style-name="P1"><text:s text:c="20"/>&lt;Item id="48011" name="Preferences..."/&gt;</text:p>
      <text:p text:style-name="P1"><text:s text:c="20"/>&lt;Item id="49000" name="&amp;amp;Run..."/&gt;</text:p>
      <text:p text:style-name="P1"/>
      <text:p text:style-name="P1"><text:s text:c="20"/>&lt;Item id="50000" name="Function Completion"/&gt;</text:p>
      <text:p text:style-name="P1"><text:s text:c="20"/>&lt;Item id="50001" name="Word Completion"/&gt;</text:p>
      <text:p text:style-name="P1"><text:s text:c="20"/>&lt;Item id="50002" name="Function Parameters Hint"/&gt;</text:p>
      <text:p text:style-name="P1"><text:s text:c="20"/>&lt;Item id="42034" name="Column Editor..."/&gt;</text:p>
      <text:p text:style-name="P1"><text:s text:c="20"/>&lt;Item id="44042" name="Hide Lines"/&gt;</text:p>
      <text:p text:style-name="P1"><text:s text:c="20"/>&lt;Item id="42040" name="Open All Recent Files"/&gt;</text:p>
      <text:p text:style-name="P1"><text:s text:c="20"/>&lt;Item id="42041" name="Empty Recent Files List"/&gt;</text:p>
      <text:p text:style-name="P1"><text:s text:c="20"/>&lt;Item id="48016" name="Modify Shortcut/Delete Macro..."/&gt;</text:p>
      <text:p text:style-name="P1"><text:s text:c="20"/>&lt;Item id="48017" name="Modify Shortcut/Delete Command..."/&gt;</text:p>
      <text:p text:style-name="P1"><text:s text:c="20"/>&lt;Item id="48018" name="Edit Popup ContextMenu"/&gt;</text:p>
      <text:p text:style-name="P1"><text:s text:c="16"/>&lt;/Commands&gt;</text:p>
      <text:p text:style-name="P1"><text:s text:c="12"/>&lt;/Main&gt;</text:p>
      <text:p text:style-name="P1"><text:s text:c="12"/>&lt;Splitter&gt;</text:p>
      <text:p text:style-name="P1"><text:s text:c="12"/>&lt;/Splitter&gt;</text:p>
      <text:p text:style-name="P1"><text:s text:c="12"/>&lt;TabBar&gt;</text:p>
      <text:p text:style-name="P1"><text:s text:c="20"/>&lt;Item CMID="0" name="Close"/&gt;</text:p>
      <text:p text:style-name="P1"><text:s text:c="20"/>&lt;Item CMID="1" name="Close All BUT This"/&gt;</text:p>
      <text:p text:style-name="P1"><text:soft-page-break/><text:s text:c="20"/>&lt;Item CMID="2" name="Save"/&gt;</text:p>
      <text:p text:style-name="P1"><text:s text:c="20"/>&lt;Item CMID="3" name="Save As..."/&gt;</text:p>
      <text:p text:style-name="P1"><text:s text:c="20"/>&lt;Item CMID="4" name="Print"/&gt;</text:p>
      <text:p text:style-name="P1"><text:s text:c="20"/>&lt;Item CMID="5" name="Move to Other View"/&gt;</text:p>
      <text:p text:style-name="P1"><text:s text:c="20"/>&lt;Item CMID="6" name="Clone to Other View"/&gt;</text:p>
      <text:p text:style-name="P1"><text:s text:c="20"/>&lt;Item CMID="7" name="Full File Path to Clipboard"/&gt;</text:p>
      <text:p text:style-name="P1"><text:s text:c="20"/>&lt;Item CMID="8" name="Filename to Clipboard"/&gt;</text:p>
      <text:p text:style-name="P1"><text:s text:c="20"/>&lt;Item CMID="9" name="Current Dir. Path to Clipboard"/&gt;</text:p>
      <text:p text:style-name="P1"><text:s text:c="20"/>&lt;Item CMID="10" name="Rename"/&gt;</text:p>
      <text:p text:style-name="P1"><text:s text:c="20"/>&lt;Item CMID="11" name="Move to Recycle Bin"/&gt;</text:p>
      <text:p text:style-name="P1"><text:s text:c="20"/>&lt;Item CMID="12" name="Read-Only"/&gt;</text:p>
      <text:p text:style-name="P1"><text:s text:c="20"/>&lt;Item CMID="13" name="Clear Read-Only Flag"/&gt;</text:p>
      <text:p text:style-name="P1"><text:s text:c="20"/>&lt;Item CMID="14" name="Move to New Instance"/&gt;</text:p>
      <text:p text:style-name="P1"><text:s text:c="20"/>&lt;Item CMID="15" name="Open in New Instance"/&gt;</text:p>
      <text:p text:style-name="P1"><text:s text:c="20"/>&lt;Item CMID="16" name="Reload"/&gt;</text:p>
      <text:p text:style-name="P1"><text:s text:c="12"/>&lt;/TabBar&gt;</text:p>
      <text:p text:style-name="P1"><text:s text:c="8"/>&lt;/Menu&gt;</text:p>
      <text:p text:style-name="P1"><text:s text:c="8"/></text:p>
      <text:p text:style-name="P1"><text:s text:c="8"/>&lt;Dialog&gt;</text:p>
      <text:p text:style-name="P1"><text:s text:c="12"/>&lt;Find title="" titleFind="Find" titleReplace="Replace" titleFindInFiles="Find in Files" titleMark="Mark"&gt;</text:p>
      <text:p text:style-name="P1"><text:s text:c="16"/>&lt;Item id="1" <text:s text:c="3"/>name="Find Next"/&gt;</text:p>
      <text:p text:style-name="P1"><text:s text:c="16"/>&lt;Item id="2" <text:s text:c="3"/>name="Close"/&gt;</text:p>
      <text:p text:style-name="P1"><text:s text:c="16"/>&lt;Item id="1620" name="Find what:"/&gt;</text:p>
      <text:p text:style-name="P1"><text:s text:c="16"/>&lt;Item id="1603" name="Match &amp;amp;whole word only"/&gt;</text:p>
      <text:p text:style-name="P1"><text:s text:c="16"/>&lt;Item id="1604" name="Match &amp;amp;case"/&gt;</text:p>
      <text:p text:style-name="P1"><text:s text:c="16"/>&lt;Item id="1605" name="Regular &amp;amp;expression"/&gt;</text:p>
      <text:p text:style-name="P1"><text:s text:c="16"/>&lt;Item id="1606" name="Wrap aroun&amp;amp;d"/&gt;</text:p>
      <text:p text:style-name="P1"><text:s text:c="16"/>&lt;Item id="1612" name="&amp;amp;Up"/&gt;</text:p>
      <text:p text:style-name="P1"><text:s text:c="16"/>&lt;Item id="1613" name="&amp;amp;Down"/&gt;</text:p>
      <text:p text:style-name="P1"><text:s text:c="16"/>&lt;Item id="1614" name="Count"/&gt;</text:p>
      <text:p text:style-name="P1"><text:s text:c="16"/>&lt;Item id="1615" name="Find All"/&gt;</text:p>
      <text:p text:style-name="P1"><text:s text:c="16"/>&lt;Item id="1616" name="Mark line"/&gt;</text:p>
      <text:p text:style-name="P1"><text:soft-page-break/><text:s text:c="16"/>&lt;Item id="1617" name="Style found token"/&gt;</text:p>
      <text:p text:style-name="P1"><text:s text:c="16"/>&lt;Item id="1618" name="Purge for each search"/&gt;</text:p>
      <text:p text:style-name="P1"><text:s text:c="16"/>&lt;Item id="1621" name="Direction"/&gt;</text:p>
      <text:p text:style-name="P1"><text:s text:c="16"/>&lt;Item id="1611" name="Re&amp;amp;place with:"/&gt;</text:p>
      <text:p text:style-name="P1"><text:s text:c="16"/>&lt;Item id="1608" name="&amp;amp;Replace"/&gt;</text:p>
      <text:p text:style-name="P1"><text:s text:c="16"/>&lt;Item id="1609" name="Replace &amp;amp;All"/&gt;</text:p>
      <text:p text:style-name="P1"><text:s text:c="16"/>&lt;Item id="1623" name="Transparency"/&gt;</text:p>
      <text:p text:style-name="P1"><text:s text:c="16"/>&lt;Item id="1687" name="On losing focus"/&gt;</text:p>
      <text:p text:style-name="P1"><text:s text:c="16"/>&lt;Item id="1688" name="Always"/&gt;</text:p>
      <text:p text:style-name="P1"><text:s text:c="16"/>&lt;Item id="1632" name="In selection"/&gt;</text:p>
      <text:p text:style-name="P1"><text:s text:c="16"/>&lt;Item id="1633" name="Clear"/&gt;</text:p>
      <text:p text:style-name="P1"><text:s text:c="16"/>&lt;Item id="1635" name="Replace All in All Opened Documents"/&gt;</text:p>
      <text:p text:style-name="P1"><text:s text:c="16"/>&lt;Item id="1636" name="Find All in All Opened Documents"/&gt;</text:p>
      <text:p text:style-name="P1"><text:s text:c="16"/>&lt;Item id="1637" name="Find in Files"/&gt;</text:p>
      <text:p text:style-name="P1"><text:s text:c="16"/>&lt;Item id="1654" name="Filters:"/&gt;</text:p>
      <text:p text:style-name="P1"><text:s text:c="16"/>&lt;Item id="1655" name="Directory:"/&gt;</text:p>
      <text:p text:style-name="P1"><text:s text:c="16"/>&lt;Item id="1656" name="Find All"/&gt;</text:p>
      <text:p text:style-name="P1"><text:s text:c="16"/>&lt;Item id="1658" name="In all sub-folders"/&gt;</text:p>
      <text:p text:style-name="P1"><text:s text:c="16"/>&lt;Item id="1659" name="In hidden folders"/&gt;</text:p>
      <text:p text:style-name="P1"><text:s text:c="16"/>&lt;Item id="1624" name="Search mode"/&gt;</text:p>
      <text:p text:style-name="P1"><text:s text:c="16"/>&lt;Item id="1625" name="Normal"/&gt;</text:p>
      <text:p text:style-name="P1"><text:s text:c="16"/>&lt;Item id="1626" name="Extended (\n, \r, \t, \0, \x...)"/&gt;</text:p>
      <text:p text:style-name="P1"><text:s text:c="16"/>&lt;Item id="1660" name="Replace in Files"/&gt;</text:p>
      <text:p text:style-name="P1"><text:s text:c="16"/>&lt;Item id="1661" name="Follow current doc."/&gt;</text:p>
      <text:p text:style-name="P1"><text:s text:c="16"/>&lt;Item id="1641" name="Find All in Current Document"/&gt;</text:p>
      <text:p text:style-name="P1"><text:s text:c="16"/>&lt;Item id="1686" name="Transparency"/&gt;</text:p>
      <text:p text:style-name="P1"><text:s text:c="12"/>&lt;/Find&gt;</text:p>
      <text:p text:style-name="P1"><text:s text:c="12"/>&lt;GoToLine title="Go to..."&gt;</text:p>
      <text:p text:style-name="P1"><text:s text:c="16"/>&lt;Item id="2007" name="Line"/&gt;</text:p>
      <text:p text:style-name="P1"><text:s text:c="16"/>&lt;Item id="2008" name="Offset"/&gt;</text:p>
      <text:p text:style-name="P1"><text:s text:c="16"/>&lt;Item id="1" <text:s text:c="3"/>name="&amp;amp;Go"/&gt;</text:p>
      <text:p text:style-name="P1"><text:s text:c="16"/>&lt;Item id="2" <text:s text:c="3"/>name="I'm going nowhere"/&gt;</text:p>
      <text:p text:style-name="P1"><text:s text:c="16"/>&lt;Item id="2004" name="You are here:"/&gt;</text:p>
      <text:p text:style-name="P1"><text:soft-page-break/><text:s text:c="16"/>&lt;Item id="2005" name="You want to go to:"/&gt;</text:p>
      <text:p text:style-name="P1"><text:s text:c="16"/>&lt;Item id="2006" name="You can't go further than:"/&gt;</text:p>
      <text:p text:style-name="P1"><text:s text:c="12"/>&lt;/GoToLine&gt;</text:p>
      <text:p text:style-name="P1"/>
      <text:p text:style-name="P1"><text:s text:c="12"/>&lt;Run title="Run..."&gt;</text:p>
      <text:p text:style-name="P1"><text:s text:c="16"/>&lt;Item id="1903" name="The Program to Run"/&gt;</text:p>
      <text:p text:style-name="P1"><text:s text:c="16"/>&lt;Item id="1" <text:s text:c="3"/>name="Run"/&gt;</text:p>
      <text:p text:style-name="P1"><text:s text:c="16"/>&lt;Item id="2" <text:s text:c="3"/>name="Cancel"/&gt;</text:p>
      <text:p text:style-name="P1"><text:s text:c="16"/>&lt;Item id="1904" name="Save..."/&gt;</text:p>
      <text:p text:style-name="P1"><text:s text:c="12"/>&lt;/Run&gt;</text:p>
      <text:p text:style-name="P1"><text:s text:c="12"/></text:p>
      <text:p text:style-name="P1"><text:s text:c="12"/>&lt;StyleConfig title="Style Configurator"&gt;</text:p>
      <text:p text:style-name="P1"><text:s text:c="16"/>&lt;Item id="2" <text:s text:c="3"/>name="Cancel"/&gt;</text:p>
      <text:p text:style-name="P1"><text:s text:c="16"/>&lt;Item id="2301" name="Save &amp;amp;&amp;amp; Close"/&gt;</text:p>
      <text:p text:style-name="P1"><text:s text:c="16"/>&lt;Item id="2303" name="Transparency"/&gt; <text:s text:c="6"/></text:p>
      <text:p text:style-name="P1"><text:s text:c="16"/>&lt;Item id="2306" name="Select theme: "/&gt;</text:p>
      <text:p text:style-name="P1"><text:s text:c="16"/>&lt;SubDialog&gt;</text:p>
      <text:p text:style-name="P1"><text:s text:c="20"/>&lt;Item id="2204" name="Bold"/&gt;</text:p>
      <text:p text:style-name="P1"><text:s text:c="20"/>&lt;Item id="2205" name="Italic"/&gt;</text:p>
      <text:p text:style-name="P1"><text:s text:c="20"/>&lt;Item id="2206" name="Foreground colour"/&gt;</text:p>
      <text:p text:style-name="P1"><text:s text:c="20"/>&lt;Item id="2207" name="Background colour"/&gt;</text:p>
      <text:p text:style-name="P1"><text:s text:c="20"/>&lt;Item id="2208" name="Font name:"/&gt;</text:p>
      <text:p text:style-name="P1"><text:s text:c="20"/>&lt;Item id="2209" name="Font size:"/&gt;</text:p>
      <text:p text:style-name="P1"><text:s text:c="20"/>&lt;Item id="2212" name="Colour Style"/&gt;</text:p>
      <text:p text:style-name="P1"><text:s text:c="20"/>&lt;Item id="2213" name="Font Style"/&gt;</text:p>
      <text:p text:style-name="P1"><text:s text:c="20"/>&lt;Item id="2214" name="Default ext.:"/&gt;</text:p>
      <text:p text:style-name="P1"><text:s text:c="20"/>&lt;Item id="2216" name="User ext.:"/&gt;</text:p>
      <text:p text:style-name="P1"><text:s text:c="20"/>&lt;Item id="2218" name="Underline"/&gt;</text:p>
      <text:p text:style-name="P1"><text:s text:c="20"/>&lt;Item id="2219" name="Default keywords"/&gt;</text:p>
      <text:p text:style-name="P1"><text:s text:c="20"/>&lt;Item id="2221" name="User-defined keywords"/&gt;</text:p>
      <text:p text:style-name="P1"><text:s text:c="20"/>&lt;Item id="2225" name="Language:"/&gt;</text:p>
      <text:p text:style-name="P1"><text:s text:c="20"/>&lt;Item id="2226" name="Enable global foreground colour"/&gt;</text:p>
      <text:p text:style-name="P1"><text:s text:c="20"/>&lt;Item id="2227" name="Enable global background colour"/&gt;</text:p>
      <text:p text:style-name="P1"><text:soft-page-break/><text:s text:c="20"/>&lt;Item id="2228" name="Enable global font"/&gt;</text:p>
      <text:p text:style-name="P1"><text:s text:c="20"/>&lt;Item id="2229" name="Enable global font size"/&gt;</text:p>
      <text:p text:style-name="P1"><text:s text:c="20"/>&lt;Item id="2230" name="Enable global bold font style"/&gt;</text:p>
      <text:p text:style-name="P1"><text:s text:c="20"/>&lt;Item id="2231" name="Enable global italic font style"/&gt;</text:p>
      <text:p text:style-name="P1"><text:s text:c="20"/>&lt;Item id="2232" name="Enable global underline font style"/&gt;</text:p>
      <text:p text:style-name="P1"><text:s text:c="16"/>&lt;/SubDialog&gt; <text:s text:c="15"/></text:p>
      <text:p text:style-name="P1"><text:s text:c="16"/></text:p>
      <text:p text:style-name="P1"><text:s text:c="12"/>&lt;/StyleConfig&gt;</text:p>
      <text:p text:style-name="P1"><text:s text:c="12"/></text:p>
      <text:p text:style-name="P1"><text:s text:c="12"/>&lt;UserDefine title="User-Defined"&gt;</text:p>
      <text:p text:style-name="P1"><text:s text:c="16"/>&lt;Item id="20002" name="Rename"/&gt;</text:p>
      <text:p text:style-name="P1"><text:s text:c="16"/>&lt;Item id="20003" name="Create New..."/&gt;</text:p>
      <text:p text:style-name="P1"><text:s text:c="16"/>&lt;Item id="20004" name="Remove"/&gt;</text:p>
      <text:p text:style-name="P1"><text:s text:c="16"/>&lt;Item id="20005" name="Save As..."/&gt;</text:p>
      <text:p text:style-name="P1"><text:s text:c="16"/>&lt;Item id="20007" name="User language: "/&gt;</text:p>
      <text:p text:style-name="P1"><text:s text:c="16"/>&lt;Item id="20009" name="Ext.:"/&gt;</text:p>
      <text:p text:style-name="P1"><text:s text:c="16"/>&lt;Item id="20012" name="Ignore case"/&gt;</text:p>
      <text:p text:style-name="P1"><text:s text:c="16"/>&lt;Item id="20011" name="Transparency"/&gt;</text:p>
      <text:p text:style-name="P1"><text:s text:c="16"/>&lt;Item id="20015" name="Import..."/&gt;</text:p>
      <text:p text:style-name="P1"><text:s text:c="16"/>&lt;Item id="20016" name="Export..."/&gt;</text:p>
      <text:p text:style-name="P1"><text:tab/><text:tab/><text:tab/><text:tab/>&lt;StylerDialog title="Styler Dialog"&gt;</text:p>
      <text:p text:style-name="P1"><text:s text:c="20"/>&lt;Item id="25030" name="Font options:"/&gt;</text:p>
      <text:p text:style-name="P1"><text:tab/><text:tab/><text:tab/><text:tab/><text:tab/>&lt;Item id="25006" name="Foreground colour"/&gt;</text:p>
      <text:p text:style-name="P1"><text:tab/><text:tab/><text:tab/><text:tab/><text:tab/>&lt;Item id="25007" name="Background colour"/&gt;</text:p>
      <text:p text:style-name="P1"><text:tab/><text:tab/><text:tab/><text:tab/><text:tab/>&lt;Item id="25031" name="Name:"/&gt;</text:p>
      <text:p text:style-name="P1"><text:tab/><text:tab/><text:tab/><text:tab/><text:tab/>&lt;Item id="25032" name="Size:"/&gt;</text:p>
      <text:p text:style-name="P1"><text:tab/><text:tab/><text:tab/><text:tab/><text:tab/>&lt;Item id="25001" name="Bold"/&gt;</text:p>
      <text:p text:style-name="P1"><text:tab/><text:tab/><text:tab/><text:tab/><text:tab/>&lt;Item id="25002" name="Italic"/&gt;</text:p>
      <text:p text:style-name="P1"><text:tab/><text:tab/><text:tab/><text:tab/><text:tab/>&lt;Item id="25003" name="Underline"/&gt;</text:p>
      <text:p text:style-name="P1"><text:tab/><text:tab/><text:tab/><text:tab/><text:tab/>&lt;Item id="25029" name="Nesting:"/&gt;</text:p>
      <text:p text:style-name="P1"><text:tab/><text:tab/><text:tab/><text:tab/><text:tab/>&lt;Item id="25008" name="Delimiter 1"/&gt;</text:p>
      <text:p text:style-name="P1"><text:tab/><text:tab/><text:tab/><text:tab/><text:tab/>&lt;Item id="25009" name="Delimiter 2"/&gt;</text:p>
      <text:p text:style-name="P1"><text:tab/><text:tab/><text:tab/><text:tab/><text:tab/>&lt;Item id="25010" name="Delimiter 3"/&gt;</text:p>
      <text:p text:style-name="P1"><text:soft-page-break/><text:tab/><text:tab/><text:tab/><text:tab/><text:tab/>&lt;Item id="25011" name="Delimiter 4"/&gt;</text:p>
      <text:p text:style-name="P1"><text:tab/><text:tab/><text:tab/><text:tab/><text:tab/>&lt;Item id="25012" name="Delimiter 5"/&gt;</text:p>
      <text:p text:style-name="P1"><text:tab/><text:tab/><text:tab/><text:tab/><text:tab/>&lt;Item id="25013" name="Delimiter 6"/&gt;</text:p>
      <text:p text:style-name="P1"><text:tab/><text:tab/><text:tab/><text:tab/><text:tab/>&lt;Item id="25014" name="Delimiter 7"/&gt;</text:p>
      <text:p text:style-name="P1"><text:tab/><text:tab/><text:tab/><text:tab/><text:tab/>&lt;Item id="25015" name="Delimiter 8"/&gt;</text:p>
      <text:p text:style-name="P1"><text:tab/><text:tab/><text:tab/><text:tab/><text:tab/>&lt;Item id="25018" name="Keyword 1"/&gt;</text:p>
      <text:p text:style-name="P1"><text:tab/><text:tab/><text:tab/><text:tab/><text:tab/>&lt;Item id="25019" name="Keyword 2"/&gt;</text:p>
      <text:p text:style-name="P1"><text:tab/><text:tab/><text:tab/><text:tab/><text:tab/>&lt;Item id="25020" name="Keyword 3"/&gt;</text:p>
      <text:p text:style-name="P1"><text:tab/><text:tab/><text:tab/><text:tab/><text:tab/>&lt;Item id="25021" name="Keyword 4"/&gt;</text:p>
      <text:p text:style-name="P1"><text:tab/><text:tab/><text:tab/><text:tab/><text:tab/>&lt;Item id="25022" name="Keyword 5"/&gt;</text:p>
      <text:p text:style-name="P1"><text:tab/><text:tab/><text:tab/><text:tab/><text:tab/>&lt;Item id="25023" name="Keyword 6"/&gt;</text:p>
      <text:p text:style-name="P1"><text:tab/><text:tab/><text:tab/><text:tab/><text:tab/>&lt;Item id="25024" name="Keyword 7"/&gt;</text:p>
      <text:p text:style-name="P1"><text:tab/><text:tab/><text:tab/><text:tab/><text:tab/>&lt;Item id="25025" name="Keyword 8"/&gt;</text:p>
      <text:p text:style-name="P1"><text:tab/><text:tab/><text:tab/><text:tab/><text:tab/>&lt;Item id="25016" name="Comment"/&gt;</text:p>
      <text:p text:style-name="P1"><text:tab/><text:tab/><text:tab/><text:tab/><text:tab/>&lt;Item id="25017" name="Comment line"/&gt;</text:p>
      <text:p text:style-name="P1"><text:tab/><text:tab/><text:tab/><text:tab/><text:tab/>&lt;Item id="25026" name="Operator 1"/&gt;</text:p>
      <text:p text:style-name="P1"><text:tab/><text:tab/><text:tab/><text:tab/><text:tab/>&lt;Item id="25027" name="Operator 2"/&gt;</text:p>
      <text:p text:style-name="P1"><text:tab/><text:tab/><text:tab/><text:tab/><text:tab/>&lt;Item id="25028" name="Numbers"/&gt;</text:p>
      <text:p text:style-name="P1"><text:s text:c="16"/>&lt;/StylerDialog&gt;</text:p>
      <text:p text:style-name="P1"><text:s text:c="16"/>&lt;Folder title="Folder &amp;amp;&amp;amp; Default"&gt;</text:p>
      <text:p text:style-name="P1"><text:s text:c="20"/>&lt;Item id="21101" name="Default Style Settings"/&gt;</text:p>
      <text:p text:style-name="P1"><text:s text:c="20"/>&lt;Item id="21201" name="Folder Open Keywords Settings"/&gt;</text:p>
      <text:p text:style-name="P1"><text:s text:c="20"/>&lt;Item id="21301" name="Folder Close Keywords Settings"/&gt;</text:p>
      <text:p text:style-name="P1"><text:s text:c="16"/>&lt;/Folder&gt;</text:p>
      <text:p text:style-name="P1"><text:s text:c="16"/>&lt;Keywords title="Keywords Lists"&gt;</text:p>
      <text:p text:style-name="P1"><text:s text:c="20"/>&lt;Item id="22101" name="1st Group"/&gt;</text:p>
      <text:p text:style-name="P1"><text:s text:c="20"/>&lt;Item id="22201" name="2nd Group"/&gt;</text:p>
      <text:p text:style-name="P1"><text:s text:c="20"/>&lt;Item id="22301" name="3rd Group"/&gt;</text:p>
      <text:p text:style-name="P1"><text:s text:c="20"/>&lt;Item id="22401" name="4th Group"/&gt;</text:p>
      <text:p text:style-name="P1"><text:s text:c="20"/>&lt;Item id="22113" name="Prefix mode"/&gt;</text:p>
      <text:p text:style-name="P1"><text:s text:c="20"/>&lt;Item id="22213" name="Prefix mode"/&gt;</text:p>
      <text:p text:style-name="P1"><text:s text:c="20"/>&lt;Item id="22313" name="Prefix mode"/&gt;</text:p>
      <text:p text:style-name="P1"><text:s text:c="20"/>&lt;Item id="22413" name="Prefix mode"/&gt;</text:p>
      <text:p text:style-name="P1"><text:soft-page-break/><text:s text:c="16"/>&lt;/Keywords&gt;</text:p>
      <text:p text:style-name="P1"><text:s text:c="16"/>&lt;Comment title="Comment &amp;amp;&amp;amp; Number"&gt;</text:p>
      <text:p text:style-name="P1"><text:s text:c="20"/>&lt;Item id="23301" name="Comment Line"/&gt;</text:p>
      <text:p text:style-name="P1"><text:s text:c="20"/>&lt;Item id="23101" name="Comment Block"/&gt;</text:p>
      <text:p text:style-name="P1"><text:s text:c="20"/>&lt;Item id="23113" name="Comment open:"/&gt;</text:p>
      <text:p text:style-name="P1"><text:s text:c="20"/>&lt;Item id="23115" name="Comment close:"/&gt;</text:p>
      <text:p text:style-name="P1"><text:s text:c="20"/>&lt;Item id="23116" name="Treat keyword as symbol"/&gt;</text:p>
      <text:p text:style-name="P1"><text:s text:c="20"/>&lt;Item id="23117" name="Treat keywords as symbols"/&gt;</text:p>
      <text:p text:style-name="P1"><text:s text:c="20"/>&lt;Item id="23201" name="Number"/&gt;</text:p>
      <text:p text:style-name="P1"><text:s text:c="16"/>&lt;/Comment&gt;</text:p>
      <text:p text:style-name="P1"><text:s text:c="16"/>&lt;Operator title="Operators"&gt;</text:p>
      <text:p text:style-name="P1"><text:s text:c="20"/>&lt;Item id="24107" name="Operator"/&gt;</text:p>
      <text:p text:style-name="P1"><text:s text:c="20"/>&lt;Item id="24103" name="Available symbols"/&gt;</text:p>
      <text:p text:style-name="P1"><text:s text:c="20"/>&lt;Item id="24101" name="Activated operators"/&gt;</text:p>
      <text:p text:style-name="P1"><text:s text:c="20"/>&lt;Item id="24201" name="Delimiter 1"/&gt;</text:p>
      <text:p text:style-name="P1"><text:s text:c="20"/>&lt;Item id="24211" name="Boundary open:"/&gt;</text:p>
      <text:p text:style-name="P1"><text:s text:c="20"/>&lt;Item id="24214" name="Boundary close:"/&gt;</text:p>
      <text:p text:style-name="P1"><text:s text:c="20"/>&lt;Item id="24301" name="Delimiter 2"/&gt;</text:p>
      <text:p text:style-name="P1"><text:s text:c="20"/>&lt;Item id="24311" name="Boundary open:"/&gt;</text:p>
      <text:p text:style-name="P1"><text:s text:c="20"/>&lt;Item id="24314" name="Boundary close:"/&gt;</text:p>
      <text:p text:style-name="P1"><text:s text:c="16"/>&lt;/Operator&gt;</text:p>
      <text:p text:style-name="P1"><text:s text:c="16"/>&lt;Item id="24001" name="Enable escape character:"/&gt;</text:p>
      <text:p text:style-name="P1"><text:s text:c="12"/>&lt;/UserDefine&gt;</text:p>
      <text:p text:style-name="P1"><text:s text:c="12"/>&lt;Preference title="Preferences"&gt;</text:p>
      <text:p text:style-name="P1"><text:s text:c="16"/>&lt;Item id="6001" name="Close"/&gt;</text:p>
      <text:p text:style-name="P1"><text:s text:c="16"/>&lt;Global title="General"&gt;</text:p>
      <text:p text:style-name="P1"><text:s text:c="20"/>&lt;Item id="6101" name="Toolbar"/&gt;</text:p>
      <text:p text:style-name="P1"><text:s text:c="20"/>&lt;Item id="6102" name="Hide"/&gt;</text:p>
      <text:p text:style-name="P1"><text:s text:c="20"/>&lt;Item id="6103" name="Small icons"/&gt;</text:p>
      <text:p text:style-name="P1"><text:s text:c="20"/>&lt;Item id="6104" name="Big icons"/&gt;</text:p>
      <text:p text:style-name="P1"><text:s text:c="20"/>&lt;Item id="6105" name="Standard icons"/&gt;</text:p>
      <text:p text:style-name="P1"><text:s text:c="20"/></text:p>
      <text:p text:style-name="P1"><text:s text:c="20"/>&lt;Item id="6106" name="Tab Bar"/&gt;</text:p>
      <text:p text:style-name="P1"><text:soft-page-break/><text:s text:c="20"/>&lt;Item id="6107" name="Reduce"/&gt;</text:p>
      <text:p text:style-name="P1"><text:s text:c="20"/>&lt;Item id="6108" name="Lock (no drag and drop)"/&gt;</text:p>
      <text:p text:style-name="P1"><text:s text:c="20"/>&lt;Item id="6109" name="Darken inactive tabs"/&gt;</text:p>
      <text:p text:style-name="P1"><text:s text:c="20"/>&lt;Item id="6110" name="Draw a coloured bar on active tab"/&gt;</text:p>
      <text:p text:style-name="P1"><text:s text:c="20"/></text:p>
      <text:p text:style-name="P1"><text:s text:c="20"/>&lt;Item id="6111" name="Show status bar"/&gt;</text:p>
      <text:p text:style-name="P1"><text:s text:c="20"/>&lt;Item id="6112" name="Show close button on each tab"/&gt;</text:p>
      <text:p text:style-name="P1"><text:s text:c="20"/>&lt;Item id="6113" name="Double click to close document"/&gt;</text:p>
      <text:p text:style-name="P1"><text:s text:c="20"/>&lt;Item id="6118" name="Hide"/&gt;</text:p>
      <text:p text:style-name="P1"><text:s text:c="20"/>&lt;Item id="6119" name="Multi-line"/&gt;</text:p>
      <text:p text:style-name="P1"><text:s text:c="20"/>&lt;Item id="6120" name="Vertical"/&gt;</text:p>
      <text:p text:style-name="P1"><text:s text:c="20"/></text:p>
      <text:p text:style-name="P1"><text:s text:c="20"/>&lt;Item id="6121" name="Menu Bar"/&gt;</text:p>
      <text:p text:style-name="P1"><text:s text:c="20"/>&lt;Item id="6122" name="Hide (use Alt or F10 key to toggle)"/&gt;</text:p>
      <text:p text:style-name="P1"><text:s text:c="20"/>&lt;Item id="6123" name="Localization"/&gt;</text:p>
      <text:p text:style-name="P1"><text:s text:c="16"/>&lt;/Global&gt;</text:p>
      <text:p text:style-name="P1"><text:s text:c="16"/>&lt;Scintillas title="Editing"&gt;</text:p>
      <text:p text:style-name="P1"><text:s text:c="20"/>&lt;Item id="6216" name="Caret Settings"/&gt;</text:p>
      <text:p text:style-name="P1"><text:s text:c="20"/>&lt;Item id="6217" name="Width:"/&gt;</text:p>
      <text:p text:style-name="P1"><text:s text:c="20"/>&lt;Item id="6219" name="Blink Rate:"/&gt;</text:p>
      <text:p text:style-name="P1"><text:s text:c="20"/>&lt;Item id="6221" name="F"/&gt;</text:p>
      <text:p text:style-name="P1"><text:s text:c="20"/>&lt;Item id="6222" name="S"/&gt;</text:p>
      <text:p text:style-name="P1"><text:s text:c="20"/>&lt;Item id="6224" name="Multi-Editing Settings"/&gt;</text:p>
      <text:p text:style-name="P1"><text:s text:c="20"/>&lt;Item id="6225" name="Enable (Ctrl+Mouse click/selection)"/&gt;</text:p>
      <text:p text:style-name="P1"><text:s text:c="20"/>&lt;Item id="6201" name="Folder Margin Style"/&gt;</text:p>
      <text:p text:style-name="P1"><text:s text:c="20"/>&lt;Item id="6202" name="Simple"/&gt;</text:p>
      <text:p text:style-name="P1"><text:s text:c="20"/>&lt;Item id="6203" name="Arrow"/&gt;</text:p>
      <text:p text:style-name="P1"><text:s text:c="20"/>&lt;Item id="6204" name="Circle tree"/&gt;</text:p>
      <text:p text:style-name="P1"><text:s text:c="20"/>&lt;Item id="6205" name="Box tree"/&gt;</text:p>
      <text:p text:style-name="P1"><text:s text:c="20"/>&lt;Item id="6226" name="None"/&gt;</text:p>
      <text:p text:style-name="P1"><text:s text:c="20"/></text:p>
      <text:p text:style-name="P1"><text:s text:c="20"/>&lt;Item id="6227" name="Line Wrap"/&gt;</text:p>
      <text:p text:style-name="P1"><text:s text:c="20"/>&lt;Item id="6228" name="Default"/&gt;</text:p>
      <text:p text:style-name="P1"><text:soft-page-break/><text:s text:c="20"/>&lt;Item id="6229" name="Aligned"/&gt;</text:p>
      <text:p text:style-name="P1"><text:s text:c="20"/>&lt;Item id="6230" name="Indent"/&gt;</text:p>
      <text:p text:style-name="P1"><text:s text:c="20"/></text:p>
      <text:p text:style-name="P1"><text:s text:c="20"/>&lt;Item id="6206" name="Display line numbers"/&gt;</text:p>
      <text:p text:style-name="P1"><text:s text:c="20"/>&lt;Item id="6207" name="Display bookmarks"/&gt;</text:p>
      <text:p text:style-name="P1"><text:s text:c="20"/>&lt;Item id="6208" name="Show vertical edge"/&gt;</text:p>
      <text:p text:style-name="P1"><text:s text:c="20"/>&lt;Item id="6209" name="Number of columns: "/&gt;</text:p>
      <text:p text:style-name="P1"><text:s text:c="20"/></text:p>
      <text:p text:style-name="P1"><text:s text:c="20"/>&lt;Item id="6211" name="Vertical Edge Settings"/&gt;</text:p>
      <text:p text:style-name="P1"><text:s text:c="20"/>&lt;Item id="6212" name="Line mode"/&gt;</text:p>
      <text:p text:style-name="P1"><text:s text:c="20"/>&lt;Item id="6213" name="Background mode"/&gt;</text:p>
      <text:p text:style-name="P1"><text:s text:c="20"/>&lt;Item id="6214" name="Enable current line highlighting"/&gt;</text:p>
      <text:p text:style-name="P1"><text:s text:c="16"/>&lt;/Scintillas&gt;</text:p>
      <text:p text:style-name="P1"><text:s text:c="16"/>&lt;NewDoc title="New Document/Default Directory"&gt;</text:p>
      <text:p text:style-name="P1"><text:s text:c="20"/>&lt;Item id="6401" name="Format"/&gt;</text:p>
      <text:p text:style-name="P1"><text:s text:c="20"/>&lt;Item id="6402" name="Windows"/&gt;</text:p>
      <text:p text:style-name="P1"><text:s text:c="20"/>&lt;Item id="6403" name="Unix"/&gt;</text:p>
      <text:p text:style-name="P1"><text:s text:c="20"/>&lt;Item id="6404" name="Mac"/&gt;</text:p>
      <text:p text:style-name="P1"><text:s text:c="20"/>&lt;Item id="6405" name="Encoding"/&gt;</text:p>
      <text:p text:style-name="P1"><text:s text:c="20"/>&lt;Item id="6406" name="ANSI"/&gt;</text:p>
      <text:p text:style-name="P1"><text:s text:c="20"/>&lt;Item id="6407" name="UTF-8 without BOM"/&gt;</text:p>
      <text:p text:style-name="P1"><text:s text:c="20"/>&lt;Item id="6408" name="UTF-8"/&gt;</text:p>
      <text:p text:style-name="P1"><text:s text:c="20"/>&lt;Item id="6409" name="UCS-2 Big Endian"/&gt;</text:p>
      <text:p text:style-name="P1"><text:s text:c="20"/>&lt;Item id="6410" name="UCS-2 Little Endian"/&gt;</text:p>
      <text:p text:style-name="P1"><text:s text:c="20"/>&lt;Item id="6411" name="Default language:"/&gt;</text:p>
      <text:p text:style-name="P1"><text:s text:c="20"/>&lt;Item id="6413" name="Default Directory (Open/Save)"/&gt;</text:p>
      <text:p text:style-name="P1"><text:s text:c="20"/>&lt;Item id="6414" name="Follow current document"/&gt;</text:p>
      <text:p text:style-name="P1"><text:s text:c="20"/>&lt;Item id="6415" name="Remember last used directory"/&gt;</text:p>
      <text:p text:style-name="P1"><text:s text:c="20"/>&lt;Item id="6419" name="New Document"/&gt;</text:p>
      <text:p text:style-name="P1"><text:s text:c="20"/>&lt;Item id="6420" name="Apply to opened ANSI files"/&gt;</text:p>
      <text:p text:style-name="P1"><text:s text:c="16"/>&lt;/NewDoc&gt;</text:p>
      <text:p text:style-name="P1"><text:s text:c="16"/>&lt;FileAssoc title="File Association"&gt;</text:p>
      <text:p text:style-name="P1"><text:s text:c="20"/>&lt;Item id="4009" name="Supported exts:"/&gt;</text:p>
      <text:p text:style-name="P1"><text:soft-page-break/><text:s text:c="20"/>&lt;Item id="4010" name="Registered exts:"/&gt;</text:p>
      <text:p text:style-name="P1"><text:s text:c="16"/>&lt;/FileAssoc&gt;</text:p>
      <text:p text:style-name="P1"><text:s text:c="16"/>&lt;LangMenu title="Language Menu/Tab Settings"&gt;</text:p>
      <text:p text:style-name="P1"><text:s text:c="20"/>&lt;Item id="6301" name="Tab Settings"/&gt;</text:p>
      <text:p text:style-name="P1"><text:s text:c="20"/>&lt;Item id="6302" name="Replace by space"/&gt;</text:p>
      <text:p text:style-name="P1"><text:s text:c="20"/>&lt;Item id="6303" name="Tab size: "/&gt;</text:p>
      <text:p text:style-name="P1"><text:s text:c="20"/>&lt;Item id="6505" name="Available items"/&gt;</text:p>
      <text:p text:style-name="P1"><text:s text:c="20"/>&lt;Item id="6506" name="Disabled items"/&gt;</text:p>
      <text:p text:style-name="P1"><text:s text:c="20"/>&lt;Item id="6507" name="Make language menu compact"/&gt;</text:p>
      <text:p text:style-name="P1"><text:s text:c="20"/>&lt;Item id="6508" name="Language Menu"/&gt;</text:p>
      <text:p text:style-name="P1"><text:s text:c="20"/>&lt;Item id="6510" name="Use default value"/&gt;</text:p>
      <text:p text:style-name="P1"><text:s text:c="16"/>&lt;/LangMenu&gt;</text:p>
      <text:p text:style-name="P1"><text:s text:c="16"/>&lt;Print title="Print"&gt;</text:p>
      <text:p text:style-name="P1"><text:s text:c="20"/>&lt;Item id="6601" name="Print line number"/&gt;</text:p>
      <text:p text:style-name="P1"><text:s text:c="20"/>&lt;Item id="6602" name="Colour Options"/&gt;</text:p>
      <text:p text:style-name="P1"><text:s text:c="20"/>&lt;Item id="6603" name="WYSIWYG"/&gt;</text:p>
      <text:p text:style-name="P1"><text:s text:c="20"/>&lt;Item id="6604" name="Invert"/&gt;</text:p>
      <text:p text:style-name="P1"><text:s text:c="20"/>&lt;Item id="6605" name="Black on white"/&gt;</text:p>
      <text:p text:style-name="P1"><text:s text:c="20"/>&lt;Item id="6606" name="No background colour"/&gt;</text:p>
      <text:p text:style-name="P1"><text:s text:c="20"/>&lt;Item id="6607" name="Marge Settings (Unit:mm)"/&gt;</text:p>
      <text:p text:style-name="P1"><text:s text:c="20"/>&lt;Item id="6612" name="Left"/&gt;</text:p>
      <text:p text:style-name="P1"><text:s text:c="20"/>&lt;Item id="6613" name="Top"/&gt;</text:p>
      <text:p text:style-name="P1"><text:s text:c="20"/>&lt;Item id="6614" name="Right"/&gt;</text:p>
      <text:p text:style-name="P1"><text:s text:c="20"/>&lt;Item id="6615" name="Bottom"/&gt;</text:p>
      <text:p text:style-name="P1"><text:s text:c="20"/>&lt;Item id="6706" name="Bold"/&gt;</text:p>
      <text:p text:style-name="P1"><text:s text:c="20"/>&lt;Item id="6707" name="Italic"/&gt;</text:p>
      <text:p text:style-name="P1"><text:s text:c="20"/>&lt;Item id="6708" name="Header"/&gt;</text:p>
      <text:p text:style-name="P1"><text:s text:c="20"/>&lt;Item id="6709" name="Left part"/&gt;</text:p>
      <text:p text:style-name="P1"><text:s text:c="20"/>&lt;Item id="6710" name="Middle part"/&gt;</text:p>
      <text:p text:style-name="P1"><text:s text:c="20"/>&lt;Item id="6711" name="Right part"/&gt;</text:p>
      <text:p text:style-name="P1"><text:s text:c="20"/>&lt;Item id="6717" name="Bold"/&gt;</text:p>
      <text:p text:style-name="P1"><text:s text:c="20"/>&lt;Item id="6718" name="Italic"/&gt;</text:p>
      <text:p text:style-name="P1"><text:s text:c="20"/>&lt;Item id="6719" name="Footer"/&gt;</text:p>
      <text:p text:style-name="P1"><text:soft-page-break/><text:s text:c="20"/>&lt;Item id="6720" name="Left part"/&gt;</text:p>
      <text:p text:style-name="P1"><text:s text:c="20"/>&lt;Item id="6721" name="Middle part"/&gt;</text:p>
      <text:p text:style-name="P1"><text:s text:c="20"/>&lt;Item id="6722" name="Right part"/&gt;</text:p>
      <text:p text:style-name="P1"><text:s text:c="20"/>&lt;Item id="6723" name="Add"/&gt;</text:p>
      <text:p text:style-name="P1"><text:s text:c="20"/>&lt;Item id="6725" name="Variable:"/&gt;</text:p>
      <text:p text:style-name="P1"><text:s text:c="20"/>&lt;Item id="6728" name="Header and Footer"/&gt;</text:p>
      <text:p text:style-name="P1"><text:s text:c="16"/>&lt;/Print&gt;</text:p>
      <text:p text:style-name="P1"><text:s text:c="16"/>&lt;MISC title="MISC."&gt;</text:p>
      <text:p text:style-name="P1"><text:s text:c="20"/>&lt;Item id="6304" name="Recent Files History"/&gt;</text:p>
      <text:p text:style-name="P1"><text:s text:c="20"/>&lt;Item id="6305" name="Don't check at launch time"/&gt;</text:p>
      <text:p text:style-name="P1"><text:s text:c="20"/>&lt;Item id="6306" name="Max. number of entries:"/&gt;</text:p>
      <text:p text:style-name="P1"><text:s text:c="20"/>&lt;Item id="6307" name="Enable"/&gt;</text:p>
      <text:p text:style-name="P1"><text:s text:c="20"/>&lt;Item id="6308" name="Minimize to system tray"/&gt;</text:p>
      <text:p text:style-name="P1"><text:s text:c="20"/>&lt;Item id="6309" name="Remember current session for next launch"/&gt;</text:p>
      <text:p text:style-name="P1"><text:s text:c="20"/>&lt;Item id="6312" name="File Status Auto-Detection"/&gt;</text:p>
      <text:p text:style-name="P1"><text:s text:c="20"/>&lt;Item id="6313" name="Update silently"/&gt;</text:p>
      <text:p text:style-name="P1"><text:s text:c="20"/>&lt;Item id="6318" name="Clickable Link Settings"/&gt;</text:p>
      <text:p text:style-name="P1"><text:s text:c="20"/>&lt;Item id="6325" name="Scroll to the last line after update"/&gt;</text:p>
      <text:p text:style-name="P1"><text:s text:c="20"/>&lt;Item id="6319" name="Enable"/&gt;</text:p>
      <text:p text:style-name="P1"><text:s text:c="20"/>&lt;Item id="6320" name="No underline"/&gt;</text:p>
      <text:p text:style-name="P1"><text:s text:c="20"/>&lt;Item id="6322" name="Session file ext.:"/&gt;</text:p>
      <text:p text:style-name="P1"><text:s text:c="20"/>&lt;Item id="6323" name="Enable Notepad++ auto-updater"/&gt;</text:p>
      <text:p text:style-name="P1"><text:s text:c="20"/>&lt;Item id="6324" name="Document Switcher (Ctrl+TAB)"/&gt;</text:p>
      <text:p text:style-name="P1"><text:s text:c="20"/>&lt;Item id="6326" name="Enable smart highlighting"/&gt;</text:p>
      <text:p text:style-name="P1"><text:s text:c="20"/>&lt;Item id="6329" name="Highlight Matching Tags"/&gt;</text:p>
      <text:p text:style-name="P1"><text:s text:c="20"/>&lt;Item id="6327" name="Enable"/&gt;</text:p>
      <text:p text:style-name="P1"><text:s text:c="20"/>&lt;Item id="6328" name="Highlight tag attributes"/&gt;</text:p>
      <text:p text:style-name="P1"><text:s text:c="20"/>&lt;Item id="6330" name="Highlight comment/php/asp zone"/&gt;</text:p>
      <text:p text:style-name="P1"><text:s text:c="20"/></text:p>
      <text:p text:style-name="P1"><text:s text:c="20"/>&lt;Item id="6331" name="Show only filename in title bar"/&gt;</text:p>
      <text:p text:style-name="P1"><text:s text:c="20"/>&lt;Item id="6114" name="Enable"/&gt;</text:p>
      <text:p text:style-name="P1"><text:s text:c="20"/>&lt;Item id="6115" name="Auto-indent"/&gt;</text:p>
      <text:p text:style-name="P1"><text:s text:c="20"/>&lt;Item id="6117" name="Enable MRU behaviour"/&gt;</text:p>
      <text:p text:style-name="P1"><text:soft-page-break/><text:s text:c="20"/></text:p>
      <text:p text:style-name="P1"><text:s text:c="16"/>&lt;/MISC&gt;</text:p>
      <text:p text:style-name="P1"><text:s text:c="16"/>&lt;Backup title="Backup/Auto-Completion"&gt;</text:p>
      <text:p text:style-name="P1"><text:s text:c="20"/>&lt;Item id="6801" name="Backup"/&gt;</text:p>
      <text:p text:style-name="P1"><text:s text:c="20"/>&lt;Item id="6315" name="None"/&gt;</text:p>
      <text:p text:style-name="P1"><text:s text:c="20"/>&lt;Item id="6316" name="Simple backup"/&gt;</text:p>
      <text:p text:style-name="P1"><text:s text:c="20"/>&lt;Item id="6317" name="Verbose backup"/&gt;</text:p>
      <text:p text:style-name="P1"><text:s text:c="20"/>&lt;Item id="6804" name="Custom Backup Directory"/&gt;</text:p>
      <text:p text:style-name="P1"><text:s text:c="20"/>&lt;Item id="6803" name="Directory:"/&gt;</text:p>
      <text:p text:style-name="P1"><text:s text:c="20"/>&lt;Item id="6807" name="Auto-Completion"/&gt;</text:p>
      <text:p text:style-name="P1"><text:s text:c="20"/>&lt;Item id="6808" name="Enable auto-completion on each input"/&gt;</text:p>
      <text:p text:style-name="P1"><text:s text:c="20"/>&lt;Item id="6809" name="Function completion"/&gt;</text:p>
      <text:p text:style-name="P1"><text:s text:c="20"/>&lt;Item id="6810" name="Word completion"/&gt;</text:p>
      <text:p text:style-name="P1"><text:s text:c="20"/>&lt;Item id="6811" name="From"/&gt;</text:p>
      <text:p text:style-name="P1"><text:s text:c="20"/>&lt;Item id="6813" name="th character"/&gt;</text:p>
      <text:p text:style-name="P1"><text:s text:c="20"/>&lt;Item id="6814" name="Valid value: 1 - 9"/&gt;</text:p>
      <text:p text:style-name="P1"><text:s text:c="20"/>&lt;Item id="6815" name="Function parameters hint on input"/&gt;</text:p>
      <text:p text:style-name="P1"><text:s text:c="16"/>&lt;/Backup&gt;</text:p>
      <text:p text:style-name="P1"><text:s text:c="12"/>&lt;/Preference&gt;</text:p>
      <text:p text:style-name="P1"><text:s text:c="12"/>&lt;MultiMacro title="Run a Macro Multiple Times"&gt;</text:p>
      <text:p text:style-name="P1"><text:s text:c="16"/>&lt;Item id="1" name="Run"/&gt;</text:p>
      <text:p text:style-name="P1"><text:s text:c="16"/>&lt;Item id="2" name="Cancel"/&gt;</text:p>
      <text:p text:style-name="P1"><text:s text:c="16"/>&lt;Item id="8006" name="Macro to run:"/&gt;</text:p>
      <text:p text:style-name="P1"><text:s text:c="16"/>&lt;Item id="8001" name="Run"/&gt;</text:p>
      <text:p text:style-name="P1"><text:s text:c="16"/>&lt;Item id="8005" name="times"/&gt;</text:p>
      <text:p text:style-name="P1"><text:s text:c="16"/>&lt;Item id="8002" name="Run until the end of file"/&gt;</text:p>
      <text:p text:style-name="P1"><text:s text:c="12"/>&lt;/MultiMacro&gt;</text:p>
      <text:p text:style-name="P1"><text:s text:c="12"/>&lt;Window title="Windows"&gt;</text:p>
      <text:p text:style-name="P1"><text:s text:c="16"/>&lt;Item id="1" name="Activate"/&gt;</text:p>
      <text:p text:style-name="P1"><text:s text:c="16"/>&lt;Item id="2" name="OK"/&gt;</text:p>
      <text:p text:style-name="P1"><text:s text:c="16"/>&lt;Item id="7002" name="Save"/&gt;</text:p>
      <text:p text:style-name="P1"><text:s text:c="16"/>&lt;Item id="7003" name="Close window(s)"/&gt;</text:p>
      <text:p text:style-name="P1"><text:s text:c="16"/>&lt;Item id="7004" name="Sort tabs"/&gt;</text:p>
      <text:p text:style-name="P1"><text:soft-page-break/><text:s text:c="12"/>&lt;/Window&gt;</text:p>
      <text:p text:style-name="P1"><text:s text:c="12"/>&lt;ColumnEditor title="Column Editor"&gt;</text:p>
      <text:p text:style-name="P1"><text:s text:c="16"/>&lt;Item id="2023" name="Text to Insert"/&gt;</text:p>
      <text:p text:style-name="P1"><text:s text:c="16"/>&lt;Item id="2033" name="Number to Insert"/&gt;</text:p>
      <text:p text:style-name="P1"><text:s text:c="16"/>&lt;Item id="2030" name="Initial number:"/&gt;</text:p>
      <text:p text:style-name="P1"><text:s text:c="16"/>&lt;Item id="2031" name="Increase by:"/&gt;</text:p>
      <text:p text:style-name="P1"><text:s text:c="16"/>&lt;Item id="2035" name="Leading zeros"/&gt;</text:p>
      <text:p text:style-name="P1"><text:s text:c="16"/>&lt;Item id="2032" name="Format"/&gt;</text:p>
      <text:p text:style-name="P1"><text:s text:c="16"/>&lt;Item id="2024" name="Dec"/&gt;</text:p>
      <text:p text:style-name="P1"><text:s text:c="16"/>&lt;Item id="2025" name="Oct"/&gt;</text:p>
      <text:p text:style-name="P1"><text:s text:c="16"/>&lt;Item id="2026" name="Hex"/&gt;</text:p>
      <text:p text:style-name="P1"><text:s text:c="16"/>&lt;Item id="2027" name="Bin"/&gt;</text:p>
      <text:p text:style-name="P1"><text:s text:c="16"/>&lt;Item id="1" name="OK"/&gt;</text:p>
      <text:p text:style-name="P1"><text:s text:c="16"/>&lt;Item id="2" name="Cancel"/&gt;</text:p>
      <text:p text:style-name="P1"><text:s text:c="12"/>&lt;/ColumnEditor&gt;</text:p>
      <text:p text:style-name="P1"><text:s text:c="8"/>&lt;/Dialog&gt;</text:p>
      <text:p text:style-name="P1"><text:s text:c="8"/>&lt;MessageBox&gt;</text:p>
      <text:p text:style-name="P1"><text:s text:c="12"/>&lt;ContextMenuXmlEditWarning title="Editing contextMenu" message="Editing contextMenu.xml allows you to modify your Notepad++ popup context menu.\rYou have to restart your Notepad++ to take effect after modifying contextMenu.xml."/&gt;</text:p>
      <text:p text:style-name="P1"><text:s text:c="12"/>&lt;NppHelpAbsentWarning title="File does not exist" message="\rdoesn't exist. Please download it on Notepad++ site."/&gt;</text:p>
      <text:p text:style-name="P1"><text:s text:c="12"/>&lt;SaveCurrentModifWarning title="Save Current Modification" message="You should save the current modification.\rAll the saved modifications can not be undone.\r\rContinue?"/&gt;</text:p>
      <text:p text:style-name="P1"><text:s text:c="12"/>&lt;LoseUndoAbilityWarning title="Lose Undo Ability Waning" message="You should save the current modification.\rAll the saved modifications can not be undone.\r\rContinue?"/&gt;</text:p>
      <text:p text:style-name="P1"><text:s text:c="12"/>&lt;CannotMoveDoc title="Move to new Notepad++ Instance" message="Document is modified, save it then try again."/&gt;</text:p>
      <text:p text:style-name="P1"><text:s text:c="12"/>&lt;DocReloadWarning title="Reload" message="Are you sure you want to reload the current file and lose the changes made in Notepad++?"/&gt;</text:p>
      <text:p text:style-name="P1"><text:s text:c="12"/>&lt;FileLockedWarning title="Save failed" message="Please check whether if this <text:soft-page-break/>file is opened in another program"/&gt;</text:p>
      <text:p text:style-name="P1"><text:s text:c="12"/>&lt;FileAlreadyOpenedInNpp title="" message="The file is already opened in the Notepad++."/&gt;</text:p>
      <text:p text:style-name="P1"><text:s text:c="12"/>&lt;DeleteFileFailed title="Delete File" message="Delete File failed"/&gt;</text:p>
      <text:p text:style-name="P1"><text:s text:c="12"/></text:p>
      <text:p text:style-name="P1"><text:s text:c="12"/>&lt;!-- $INT_REPLACE$ is a place holder, don't translate it --&gt;</text:p>
      <text:p text:style-name="P1"><text:s text:c="12"/>&lt;NbFileToOpenImportantWarning title="Amount of files to open is too large" message="$INT_REPLACE$ files are about to be opened.\rAre you sure to open them?"/&gt;</text:p>
      <text:p text:style-name="P1"><text:s text:c="8"/>&lt;/MessageBox&gt;</text:p>
      <text:p text:style-name="P1"><text:s text:c="8"/>&lt;ProjectManager&gt;</text:p>
      <text:p text:style-name="P1"><text:s text:c="12"/>&lt;PanelTitle name="Project"/&gt;</text:p>
      <text:p text:style-name="P1"><text:s text:c="12"/>&lt;WorkspaceRootName name="Workspace"/&gt;</text:p>
      <text:p text:style-name="P1"><text:s text:c="12"/>&lt;NewProjectName name="Project Name"/&gt;</text:p>
      <text:p text:style-name="P1"><text:s text:c="12"/>&lt;NewFolderName name="Folder Name"/&gt;</text:p>
      <text:p text:style-name="P1"><text:s text:c="12"/>&lt;Menus&gt;</text:p>
      <text:p text:style-name="P1"><text:s text:c="16"/>&lt;Entries&gt;</text:p>
      <text:p text:style-name="P1"><text:s text:c="20"/>&lt;Item id="0" name="Workspace"/&gt;</text:p>
      <text:p text:style-name="P1"><text:s text:c="20"/>&lt;Item id="1" name="Edit"/&gt;</text:p>
      <text:p text:style-name="P1"><text:s text:c="16"/>&lt;/Entries&gt;</text:p>
      <text:p text:style-name="P1"><text:s text:c="16"/>&lt;WorkspaceMenu&gt;</text:p>
      <text:p text:style-name="P1"><text:s text:c="20"/>&lt;Item id="3122" name="New Workspace"/&gt;</text:p>
      <text:p text:style-name="P1"><text:s text:c="20"/>&lt;Item id="3123" name="Open Workspace"/&gt;</text:p>
      <text:p text:style-name="P1"><text:s text:c="20"/>&lt;Item id="3124" name="Reload Workspace"/&gt;</text:p>
      <text:p text:style-name="P1"><text:s text:c="20"/>&lt;Item id="3125" name="Save"/&gt;</text:p>
      <text:p text:style-name="P1"><text:s text:c="20"/>&lt;Item id="3126" name="Save As..."/&gt;</text:p>
      <text:p text:style-name="P1"><text:s text:c="20"/>&lt;Item id="3127" name="Save a Copy As..."/&gt;</text:p>
      <text:p text:style-name="P1"><text:s text:c="20"/>&lt;Item id="3121" name="Add New Project"/&gt;</text:p>
      <text:p text:style-name="P1"><text:s text:c="16"/>&lt;/WorkspaceMenu&gt;</text:p>
      <text:p text:style-name="P1"><text:s text:c="16"/>&lt;ProjectMenu&gt;</text:p>
      <text:p text:style-name="P1"><text:s text:c="20"/>&lt;Item id="3111" name="Rename"/&gt;</text:p>
      <text:p text:style-name="P1"><text:s text:c="20"/>&lt;Item id="3112" name="Add Folder"/&gt;</text:p>
      <text:p text:style-name="P1"><text:s text:c="20"/>&lt;Item id="3113" name="Add Files..."/&gt;</text:p>
      <text:p text:style-name="P1"><text:s text:c="20"/>&lt;Item id="3117" name="Add Files from Directory..."/&gt;</text:p>
      <text:p text:style-name="P1"><text:soft-page-break/><text:s text:c="20"/>&lt;Item id="3114" name="Remove"/&gt;</text:p>
      <text:p text:style-name="P1"><text:s text:c="20"/>&lt;Item id="3118" name="Move Up"/&gt;</text:p>
      <text:p text:style-name="P1"><text:s text:c="20"/>&lt;Item id="3119" name="Move Down"/&gt;</text:p>
      <text:p text:style-name="P1"><text:s text:c="16"/>&lt;/ProjectMenu&gt;</text:p>
      <text:p text:style-name="P1"><text:s text:c="16"/>&lt;FolderMenu&gt;</text:p>
      <text:p text:style-name="P1"><text:s text:c="20"/>&lt;Item id="3111" name="Rename"/&gt;</text:p>
      <text:p text:style-name="P1"><text:s text:c="20"/>&lt;Item id="3112" name="Add Folder"/&gt;</text:p>
      <text:p text:style-name="P1"><text:s text:c="20"/>&lt;Item id="3113" name="Add Files..."/&gt;</text:p>
      <text:p text:style-name="P1"><text:s text:c="20"/>&lt;Item id="3117" name="Add Files from Directory..."/&gt;</text:p>
      <text:p text:style-name="P1"><text:s text:c="20"/>&lt;Item id="3114" name="Remove"/&gt;</text:p>
      <text:p text:style-name="P1"><text:s text:c="20"/>&lt;Item id="3118" name="Move Up"/&gt;</text:p>
      <text:p text:style-name="P1"><text:s text:c="20"/>&lt;Item id="3119" name="Move Down"/&gt;</text:p>
      <text:p text:style-name="P1"><text:s text:c="16"/>&lt;/FolderMenu&gt;</text:p>
      <text:p text:style-name="P1"><text:s text:c="16"/>&lt;FileMenu&gt;</text:p>
      <text:p text:style-name="P1"><text:s text:c="20"/>&lt;Item id="3111" name="Rename"/&gt;</text:p>
      <text:p text:style-name="P1"><text:s text:c="20"/>&lt;Item id="3115" name="Remove"/&gt;</text:p>
      <text:p text:style-name="P1"><text:s text:c="20"/>&lt;Item id="3116" name="Modify File Path"/&gt;</text:p>
      <text:p text:style-name="P1"><text:s text:c="20"/>&lt;Item id="3118" name="Move Up"/&gt;</text:p>
      <text:p text:style-name="P1"><text:s text:c="20"/>&lt;Item id="3119" name="Move Down"/&gt;</text:p>
      <text:p text:style-name="P1"><text:s text:c="16"/>&lt;/FileMenu&gt;</text:p>
      <text:p text:style-name="P1"><text:s text:c="12"/>&lt;/Menus&gt;</text:p>
      <text:p text:style-name="P1"><text:s text:c="8"/>&lt;/ProjectManager&gt;</text:p>
      <text:p text:style-name="P1"><text:s text:c="4"/>&lt;/Native-Langue&gt;</text:p>
      <text:p text:style-name="P1">&lt;/NotepadPlu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hruti" svg:font-family="Shrut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8S</meta:editing-duration>
    <meta:editing-cycles>5</meta:editing-cycles>
    <meta:generator>OpenOffice.org/3.4.1$Win32 OpenOffice.org_project/341m1$Build-9593</meta:generator>
    <dc:date>2013-11-30T02:31:34.38</dc:date>
    <meta:document-statistic meta:table-count="0" meta:image-count="0" meta:object-count="0" meta:page-count="22" meta:paragraph-count="683" meta:word-count="2995" meta:character-count="39044"/>
    <meta:user-defined meta:name="Info 1"/>
    <meta:user-defined meta:name="Info 2"/>
    <meta:user-defined meta:name="Info 3"/>
    <meta:user-defined meta:name="Info 4"/>
  </office:meta>
</office:document-meta>
</file>